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e0e8" officeooo:paragraph-rsid="0000e0e8" style:font-size-asian="28pt" style:font-size-complex="32pt"/>
    </style:style>
    <style:style style:name="P2" style:family="paragraph" style:parent-style-name="Standard">
      <style:paragraph-properties fo:break-before="page"/>
      <style:text-properties fo:font-size="32pt" officeooo:rsid="0000e0e8" officeooo:paragraph-rsid="0000e0e8" style:font-size-asian="28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</text:p>
      <text:p text:style-name="P2">British </text:p>
      <text:p text:style-name="P2">government </text:p>
      <text:p text:style-name="P2">has </text:p>
      <text:p text:style-name="P2">learned </text:p>
      <text:p text:style-name="P2">that </text:p>
      <text:p text:style-name="P2">Saddam </text:p>
      <text:p text:style-name="P2">Hussein </text:p>
      <text:p text:style-name="P2">recently </text:p>
      <text:p text:style-name="P2">sought </text:p>
      <text:p text:style-name="P2">significant </text:p>
      <text:p text:style-name="P2">quantities </text:p>
      <text:p text:style-name="P2">of </text:p>
      <text:p text:style-name="P2">uranium </text:p>
      <text:p text:style-name="P2">from </text:p>
      <text:p text:style-name="P2">Africa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25in" fo:page-height="5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08:39:40.945000000</meta:creation-date>
    <dc:date>2020-10-16T08:50:42.825000000</dc:date>
    <meta:editing-duration>PT29S</meta:editing-duration>
    <meta:editing-cycles>1</meta:editing-cycles>
    <meta:document-statistic meta:table-count="0" meta:image-count="0" meta:object-count="0" meta:page-count="16" meta:paragraph-count="16" meta:word-count="16" meta:character-count="117" meta:non-whitespace-character-count="102"/>
    <meta:generator>LibreOffice/7.0.1.2$Windows_X86_64 LibreOffice_project/7cbcfc562f6eb6708b5ff7d7397325de9e764452</meta:generator>
  </office:meta>
</office:document-meta>
</file>